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801cm" svg:y="2.6cm" presentation:class="title" presentation:user-transformed="true">
          <draw:text-box>
            <text:p text:style-name="P1"><text:span text:style-name="T1">psichelp.com.br</text:span></text:p>
          </draw:text-box>
        </draw:frame>
        <draw:frame presentation:style-name="pr2" draw:text-style-name="P2" draw:layer="layout" svg:width="25.199cm" svg:height="10.2cm" svg:x="1.601cm" svg:y="7.4cm" presentation:class="subtitle" presentation:user-transformed="true">
          <draw:text-box>
            <text:p>Aplicativo criado com o objetivo de ajudar a população a encontrar atendimento psicológico e psiquiátrico por um baixo custo ou até gratuitamente.</text:p>
            <text:p/>
            <text:p>psichelpcontatos@gmail.com</text:p>
            <text:p/>
            <text:p>Beatriz: (71) 98300-1071 </text:p>
            <text:p>Evandro: (71) 98286-4766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4T10:46:15.225848044</meta:creation-date>
    <meta:editing-duration>PT12M53S</meta:editing-duration>
    <meta:editing-cycles>3</meta:editing-cycles>
    <meta:generator>LibreOffice/6.0.3.2$Linux_X86_64 LibreOffice_project/00m0$Build-2</meta:generator>
    <dc:title>Blueprint Plans</dc:title>
    <dc:date>2018-08-04T10:59:41.514030970</dc:date>
    <meta:document-statistic meta:object-count="36"/>
  </office:meta>
</office:document-meta>
</file>